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222D000009B7000003347EB561018F1BFFB2.svg" manifest:media-type="image/svg+xml"/>
  <manifest:file-entry manifest:full-path="Pictures/1000020100000649000000B1BBC498E7D70AE2B2.png" manifest:media-type="image/png"/>
  <manifest:file-entry manifest:full-path="Pictures/100002010000005E0000001F5B4831E1DC13F96F.png" manifest:media-type="image/png"/>
  <manifest:file-entry manifest:full-path="Pictures/100041C60000A64B0000124B0CE5D8B85CF9908E.svg" manifest:media-type="image/svg+xml"/>
  <manifest:file-entry manifest:full-path="Pictures/1000000000000020000000204B249CA79A42C6D7.png" manifest:media-type="image/png"/>
  <manifest:file-entry manifest:full-path="Pictures/10000201000008000000080030E0555723A59386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2c3e50" draw:fill-image-name="background" draw:fill-image-width="0cm" draw:fill-image-height="0cm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3-notes">
      <style:graphic-properties draw:fill-color="#ffffff" draw:auto-grow-height="true" fo:min-height="13.364cm"/>
    </style:style>
    <style:style style:name="pr2" style:family="presentation" style:parent-style-name="Midnightblue2-title">
      <style:graphic-properties fo:min-height="5.75cm"/>
    </style:style>
    <style:style style:name="pr3" style:family="presentation" style:parent-style-name="Midnightblue2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1-subtitle">
      <style:graphic-properties draw:fill-color="#ffffff" draw:auto-grow-height="true" fo:min-height="5.5cm"/>
    </style:style>
    <style:style style:name="pr8" style:family="presentation" style:parent-style-name="Midnightblue1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60pt" style:font-size-asian="60pt" style:font-size-complex="60pt"/>
    </style:style>
    <style:style style:name="P4" style:family="paragraph">
      <style:text-properties fo:font-size="48pt" style:font-size-asian="48pt" style:font-size-complex="48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72pt" fo:font-weight="bold" style:font-size-asian="72pt" style:font-weight-asian="bold" style:font-size-complex="72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3" presentation:presentation-page-layout-name="AL1T0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2" draw:layer="layout" svg:width="13.8cm" svg:height="6.6cm" svg:x="7.1cm" svg:y="7.2cm" presentation:class="title" presentation:user-transformed="true">
          <draw:text-box>
            <text:p><text:span text:style-name="T1">Welcome!</text:span><text:span text:style-name="T1"><text:line-break/></text:span><text:span text:style-name="T2"> </text:span><text:line-break/><text:span text:style-name="T1">ようこそ！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2"><text:span text:style-name="T3">PCP.CONF 2018</text:span>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Introductions</text:span></text:p>
              </text:list-item>
              <text:list-item>
                <text:p><text:span text:style-name="T1">General topics</text:span></text:p>
              </text:list-item>
              <text:list-item>
                <text:p><text:span text:style-name="T1">Code of Conduc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/>
              <text:p/>
              <text:p>- lunch</text:p>
              <text:p/>
              <text:p>- rest rooms</text:p>
              <text:p/>
            </draw:text-box>
          </draw:frame>
        </presentation:notes>
      </draw:page>
      <draw:page draw:name="page4" draw:style-name="dp4" draw:master-page-name="Midnightblue1" presentation:presentation-page-layout-name="AL1T0">
        <office:forms form:automatic-focus="false" form:apply-design-mode="false"/>
        <draw:frame presentation:style-name="pr7" draw:text-style-name="P6" draw:layer="layout" svg:width="26cm" svg:height="5.5cm" svg:x="1cm" svg:y="14.5cm" presentation:class="subtitle" presentation:user-transformed="true">
          <draw:text-box>
            <text:p><text:span text:style-name="T4">PCP.CONF 2018</text:span></text:p>
          </draw:text-box>
        </draw:frame>
        <draw:frame draw:name="sponsors-GSoC.svg" draw:style-name="gr2" draw:text-style-name="P7" draw:layer="layout" svg:width="26.144cm" svg:height="3.195cm" svg:x="1.056cm" svg:y="8.4cm">
          <draw:image xlink:href="Pictures/100041C60000A64B0000124B0CE5D8B85CF9908E.svg" xlink:type="simple" xlink:show="embed" xlink:actuate="onLoad">
            <text:p/>
          </draw:image>
          <draw:image xlink:href="Pictures/1000020100000649000000B1BBC498E7D70AE2B2.png" xlink:type="simple" xlink:show="embed" xlink:actuate="onLoad"/>
          <svg:title>logo_lockup_summer_of_code_horizontal_Roboto</svg:title>
          <svg:desc>Created with Sketch.</svg:desc>
        </draw:frame>
        <draw:frame draw:style-name="gr2" draw:text-style-name="P7" draw:layer="layout" svg:width="18.8cm" svg:height="5.815cm" svg:x="4.6cm" svg:y="2.285cm">
          <draw:image xlink:href="Pictures/1000222D000009B7000003347EB561018F1BFFB2.svg" xlink:type="simple" xlink:show="embed" xlink:actuate="onLoad">
            <text:p/>
          </draw:image>
          <draw:image xlink:href="Pictures/100002010000005E0000001F5B4831E1DC13F96F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Midnightblue3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ackground" xlink:href="Pictures/10000201000008000000080030E0555723A5938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3-background" style:family="presentation">
      <style:graphic-properties draw:stroke="none" draw:fill="none"/>
      <style:text-properties style:letter-kerning="true"/>
    </style:style>
    <style:style style:name="Midnightblu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idnightblu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3-outline1" style:family="presentation">
      <style:graphic-properties draw:stroke="none" draw:fill="none" draw:auto-grow-height="false" draw:fit-to-size="shrink-to-fit" style:shrink-to-fit="true">
        <text:list-style style:name="Midnightblu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3-outline2" style:family="presentation" style:parent-style-name="Midnightblue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idnightblue3-outline3" style:family="presentation" style:parent-style-name="Midnightblue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idnightblue3-outline4" style:family="presentation" style:parent-style-name="Midnightblue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idnightblue3-outline5" style:family="presentation" style:parent-style-name="Midnightblue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6" style:family="presentation" style:parent-style-name="Midnightblue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7" style:family="presentation" style:parent-style-name="Midnightblue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8" style:family="presentation" style:parent-style-name="Midnightblue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9" style:family="presentation" style:parent-style-name="Midnightblue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subtitle" style:family="presentation">
      <style:graphic-properties draw:stroke="none" draw:fill="none" draw:textarea-vertical-align="middle">
        <text:list-style style:name="Midnightblu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3-title" style:family="presentation">
      <style:graphic-properties draw:stroke="none" draw:fill="none" draw:textarea-vertical-align="middle">
        <text:list-style style:name="Midnightblu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ffff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94070a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3-backgroundobjects">
      <style:graphic-properties draw:stroke="none" draw:fill="none" draw:fill-color="#ffffff" draw:auto-grow-height="false" fo:min-height="1.449cm"/>
    </style:style>
    <style:style style:name="Mpr9" style:family="presentation" style:parent-style-name="Midnightblue3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3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idnightblue1-backgroundobjects">
      <style:graphic-properties draw:stroke="none" draw:fill="none" draw:auto-grow-height="false" fo:min-height="1.449cm"/>
    </style:style>
    <style:style style:name="Mpr12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idnightblue2-backgroundobjects">
      <style:graphic-properties draw:stroke="none" draw:fill="none" draw:auto-grow-height="false" fo:min-height="1.449cm"/>
    </style:style>
    <style:style style:name="Mpr16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7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94070a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solid" draw:fill-color="#ffffff"/>
      <style:paragraph-properties fo:text-align="center"/>
    </style:style>
    <style:style style:name="MP18" style:family="paragraph">
      <style:text-properties fo:color="#000000" fo:font-size="14pt" style:font-size-asian="14pt" style:font-size-complex="14pt"/>
    </style:style>
    <style:style style:name="MP1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20" style:family="paragraph">
      <style:paragraph-properties fo:text-align="end"/>
      <style:text-properties fo:color="#000000"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3" style:page-layout-name="PM1" draw:style-name="Mdp2">
      <draw:frame presentation:style-name="Midnightblue3-title" draw:layer="backgroundobjects" svg:width="25.199cm" svg:height="3.506cm" svg:x="1.4cm" svg:y="0.837cm" presentation:class="title" presentation:placeholder="true">
        <draw:text-box/>
      </draw:frame>
      <draw:frame presentation:style-name="Midnightblue3-outline1" draw:layer="backgroundobjects" svg:width="25.199cm" svg:height="12.179cm" svg:x="1.4cm" svg:y="4.91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6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Midnightblue3-title" draw:layer="backgroundobjects" svg:width="14.848cm" svg:height="11.136cm" svg:x="3.075cm" svg:y="2.257cm" presentation:class="page"/>
        <draw:frame presentation:style-name="Midnightblue3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3">
      <draw:custom-shape draw:style-name="Mgr3" draw:text-style-name="MP17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11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1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2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3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4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4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3">
      <draw:custom-shape draw:style-name="Mgr4" draw:text-style-name="MP22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3329.24791086351 20847.1932581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5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5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6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7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8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8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6T17:03:34.677179346</meta:creation-date>
    <meta:editing-duration>PT23M49S</meta:editing-duration>
    <meta:editing-cycles>19</meta:editing-cycles>
    <meta:generator>LibreOffice/5.4.7.2$Linux_X86_64 LibreOffice_project/40$Build-2</meta:generator>
    <dc:date>2018-06-22T09:42:12.265739907</dc:date>
    <meta:document-statistic meta:object-count="75"/>
    <meta:template xlink:type="simple" xlink:actuate="onRequest" xlink:title="Midnightblue" xlink:href="../../../../../../usr/lib64/libreoffice/share/template/common/presnt/Midnightblue.otp" meta:date="2018-06-16T17:03:34.50792652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